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4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1.4118in"/>
    </style:style>
    <style:style style:name="co4" style:family="table-column">
      <style:table-column-properties fo:break-before="auto" style:column-width="1.028in"/>
    </style:style>
    <style:style style:name="co5" style:family="table-column">
      <style:table-column-properties fo:break-before="auto" style:column-width="1.3701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unted_Isoto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soto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Top Isotope %</text:p>
          </table:table-cell>
          <table:table-cell office:value-type="string" calcext:value-type="string">
            <text:p>% of volume</text:p>
          </table:table-cell>
          <table:table-cell office:value-type="string" calcext:value-type="string">
            <text:p>Sum of units</text:p>
          </table:table-cell>
        </table:table-row>
        <table:table-row table:style-name="ro1">
          <table:table-cell office:value-type="string" calcext:value-type="string">
            <text:p><text:s/>60Co</text:p>
          </table:table-cell>
          <table:table-cell office:value-type="float" office:value="1378" calcext:value-type="float">
            <text:p>1378</text:p>
          </table:table-cell>
          <table:table-cell table:style-name="ce1" table:formula="of:=([.B2]/[.B222])*100%" office:value-type="float" office:value="0.0890583597233891" calcext:value-type="float">
            <text:p>0.0890583597233891</text:p>
          </table:table-cell>
          <table:table-cell table:formula="of:=SUM([.C2:.C11])" office:value-type="float" office:value="0.556453176501002" calcext:value-type="float">
            <text:p>0.556453176501002</text:p>
          </table:table-cell>
          <table:table-cell table:formula="of:=([.F2]/[.B222])*100%" office:value-type="float" office:value="0.0000359628498998902" calcext:value-type="float">
            <text:p>3.59628498998902E-05</text:p>
          </table:table-cell>
          <table:table-cell table:formula="of:=SUM([.C2:.C11])" office:value-type="float" office:value="0.556453176501002" calcext:value-type="float">
            <text:p>0.556453176501002</text:p>
          </table:table-cell>
        </table:table-row>
        <table:table-row table:style-name="ro1">
          <table:table-cell office:value-type="string" calcext:value-type="string">
            <text:p><text:s/>137Cs</text:p>
          </table:table-cell>
          <table:table-cell office:value-type="float" office:value="1316" calcext:value-type="float">
            <text:p>1316</text:p>
          </table:table-cell>
          <table:table-cell table:style-name="ce1" table:formula="of:=([.B3]/[.B222])*100%" office:value-type="float" office:value="0.0850513798229173" calcext:value-type="float">
            <text:p>0.0850513798229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H</text:p>
          </table:table-cell>
          <table:table-cell office:value-type="float" office:value="1255" calcext:value-type="float">
            <text:p>1255</text:p>
          </table:table-cell>
          <table:table-cell table:style-name="ce1" table:formula="of:=([.B4]/[.B222])*100%" office:value-type="float" office:value="0.0811090286305177" calcext:value-type="float">
            <text:p>0.0811090286305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58Co</text:p>
          </table:table-cell>
          <table:table-cell office:value-type="float" office:value="887" calcext:value-type="float">
            <text:p>887</text:p>
          </table:table-cell>
          <table:table-cell table:style-name="ce1" table:formula="of:=([.B5]/[.B222])*100%" office:value-type="float" office:value="0.0573256640599754" calcext:value-type="float">
            <text:p>0.0573256640599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10mAg</text:p>
          </table:table-cell>
          <table:table-cell office:value-type="float" office:value="811" calcext:value-type="float">
            <text:p>811</text:p>
          </table:table-cell>
          <table:table-cell table:style-name="ce1" table:formula="of:=([.B6]/[.B222])*100%" office:value-type="float" office:value="0.0524138822464939" calcext:value-type="float">
            <text:p>0.0524138822464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Mn</text:p>
          </table:table-cell>
          <table:table-cell office:value-type="float" office:value="762" calcext:value-type="float">
            <text:p>762</text:p>
          </table:table-cell>
          <table:table-cell table:style-name="ce1" table:formula="of:=([.B7]/[.B222])*100%" office:value-type="float" office:value="0.0492470755509597" calcext:value-type="float">
            <text:p>0.0492470755509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65Zn</text:p>
          </table:table-cell>
          <table:table-cell office:value-type="float" office:value="664" calcext:value-type="float">
            <text:p>664</text:p>
          </table:table-cell>
          <table:table-cell table:style-name="ce1" table:formula="of:=([.B8]/[.B222])*100%" office:value-type="float" office:value="0.0429134621598914" calcext:value-type="float">
            <text:p>0.0429134621598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63Ni</text:p>
          </table:table-cell>
          <table:table-cell office:value-type="float" office:value="633" calcext:value-type="float">
            <text:p>633</text:p>
          </table:table-cell>
          <table:table-cell table:style-name="ce1" table:formula="of:=([.B9]/[.B222])*100%" office:value-type="float" office:value="0.0409099722096555" calcext:value-type="float">
            <text:p>0.0409099722096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4C</text:p>
          </table:table-cell>
          <table:table-cell office:value-type="float" office:value="478" calcext:value-type="float">
            <text:p>478</text:p>
          </table:table-cell>
          <table:table-cell table:style-name="ce1" table:formula="of:=([.B10]/[.B222])*100%" office:value-type="float" office:value="0.0308925224584761" calcext:value-type="float">
            <text:p>0.0308925224584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Fe</text:p>
          </table:table-cell>
          <table:table-cell office:value-type="float" office:value="426" calcext:value-type="float">
            <text:p>426</text:p>
          </table:table-cell>
          <table:table-cell table:style-name="ce1" table:formula="of:=([.B11]/[.B222])*100%" office:value-type="float" office:value="0.0275318296387255" calcext:value-type="float">
            <text:p>0.027531829638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Co</text:p>
          </table:table-cell>
          <table:table-cell office:value-type="float" office:value="421" calcext:value-type="float">
            <text:p>42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6Ra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8U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1Am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5Fe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0Sr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9mTc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5U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C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7Cs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Sr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4U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3I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F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I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In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u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7Co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Tl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26Ra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9Pu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I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2Th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P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6U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1Pu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Ni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1Am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U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S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6Co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2Th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m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h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9Tc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9Ar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4Cs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8mAg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51Sm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7Lu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Ga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9Pu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Cr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0Pu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4Mn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52Eu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8Pu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5Sb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Co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47Pm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10Pb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Y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5U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Ga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4U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9Cd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P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Ge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8Pu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3Ba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9Mo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Cr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2Na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54Eu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6Cl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8U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0Y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Co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8Co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5S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28Th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81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Pb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9Tc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Na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Sm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8R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2Pu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10Po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4Cm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7Np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K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28R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0Th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9I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5I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2U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4Sb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Eu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Z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Eu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Kr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9F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3Am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1P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4Ti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3U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9mTc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6Ru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4C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Sc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98Au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9I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5K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53S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2Si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5C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Cd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83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6Sc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Sb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3P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3U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2I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0K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44C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9Ni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27T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4T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C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5Ac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2P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1Pu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Sm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82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9T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77Lu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7Np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Cu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9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5Z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27Ac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2M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S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5S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53G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3B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B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6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C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2Pu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6R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29T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9C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52C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3Rb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0Pu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5Z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6U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8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0T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5Eu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M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2U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S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Ru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8G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5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8P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3R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6P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V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7T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8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7A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H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9V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M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2S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0E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1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55E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41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04T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4C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13B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2A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8G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P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7P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4H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R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69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3M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F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R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09P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1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2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94H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3P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3C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8A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70T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T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6N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44P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08P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1C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8T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B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SUM([.B2:.B221])" office:value-type="float" office:value="15473" calcext:value-type="float">
            <text:p>1547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0T16:29:53.406000000</dc:date>
    <meta:editing-duration>PT42M</meta:editing-duration>
    <meta:editing-cycles>1</meta:editing-cycles>
    <meta:document-statistic meta:table-count="1" meta:cell-count="461" meta:object-count="0"/>
    <meta:generator>LibreOffice/7.4.5.1$Windows_X86_64 LibreOffice_project/9c0871452b3918c1019dde9bfac75448afc4b57f</meta:generator>
  </office:meta>
</office:document-meta>
</file>